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draw:marker-start-width="0.276cm" draw:marker-end-width="0.276cm" draw:fill="solid" draw:fill-color="#808080" draw:textarea-horizontal-align="justify" draw:textarea-vertical-align="middle" draw:auto-grow-height="false" fo:padding-top="0.05cm" fo:padding-bottom="0.15cm" fo:padding-left="0.177cm" fo:padding-right="0.275cm"/>
    </style:style>
    <style:style style:name="gr2" style:family="graphic" style:parent-style-name="standard">
      <style:graphic-properties draw:stroke="solid" svg:stroke-width="0.051cm" draw:marker-start-width="0.276cm" draw:marker-end-width="0.276cm" draw:textarea-horizontal-align="justify" draw:textarea-vertical-align="middle" draw:auto-grow-height="false" fo:padding-top="0.05cm" fo:padding-bottom="0.15cm" fo:padding-left="0.177cm" fo:padding-right="0.275cm"/>
    </style:style>
    <style:style style:name="gr3" style:family="graphic" style:parent-style-name="standard">
      <style:graphic-properties draw:stroke="solid" svg:stroke-width="0.051cm" draw:marker-start-width="0.276cm" draw:marker-end="Arrow" draw:marker-end-width="0.376cm" draw:textarea-horizontal-align="center" draw:textarea-vertical-align="middle" fo:padding-top="0.05cm" fo:padding-bottom="0.15cm" fo:padding-left="0.177cm" fo:padding-right="0.27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svg:stroke-width="0.025cm" draw:marker-start-width="0.237cm" draw:marker-end="Arrow" draw:marker-end-width="0.337cm" draw:textarea-horizontal-align="center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svg:stroke-width="0.025cm" draw:marker-start-width="0.237cm" draw:marker-end-width="0.237cm" draw:textarea-horizontal-align="justify" draw:textarea-vertical-align="middle" draw:auto-grow-height="false" fo:padding-top="0.137cm" fo:padding-bottom="0.137cm" fo:padding-left="0.262cm" fo:padding-right="0.262cm"/>
    </style:style>
    <style:style style:name="gr9" style:family="graphic" style:parent-style-name="standard">
      <style:graphic-properties svg:stroke-width="0.025cm" draw:marker-start-width="0.236cm" draw:marker-end-width="0.236cm" draw:textarea-horizontal-align="justify" draw:textarea-vertical-align="middle" draw:auto-grow-height="false" fo:padding-top="0.136cm" fo:padding-bottom="0.136cm" fo:padding-left="0.261cm" fo:padding-right="0.261cm"/>
    </style:style>
    <style:style style:name="gr10" style:family="graphic" style:parent-style-name="standard">
      <style:graphic-properties svg:stroke-width="0.025cm" draw:marker-start-width="0.236cm" draw:marker-end-width="0.236cm" draw:textarea-horizontal-align="justify" draw:textarea-vertical-align="middle" draw:auto-grow-height="false" fo:padding-top="0.136cm" fo:padding-bottom="0.136cm" fo:padding-left="0.261cm" fo:padding-right="0.261cm"/>
    </style:style>
    <style:style style:name="gr11" style:family="graphic" style:parent-style-name="standard">
      <style:graphic-properties svg:stroke-width="0.025cm" draw:marker-start-width="0.236cm" draw:marker-end="Arrow" draw:marker-end-width="0.336cm" draw:textarea-horizontal-align="center" draw:textarea-vertical-align="middle" fo:padding-top="0.136cm" fo:padding-bottom="0.136cm" fo:padding-left="0.261cm" fo:padding-right="0.261cm"/>
    </style:style>
    <style:style style:name="gr1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4" style:family="graphic" style:parent-style-name="standard">
      <style:graphic-properties svg:stroke-width="0.025cm" draw:marker-start-width="0.237cm" draw:marker-end-width="0.237cm" draw:fill="solid" draw:fill-color="#c0c0c0" draw:textarea-horizontal-align="justify" draw:textarea-vertical-align="middle" draw:auto-grow-height="false" fo:padding-top="0.137cm" fo:padding-bottom="0.137cm" fo:padding-left="0.262cm" fo:padding-right="0.262cm"/>
    </style:style>
    <style:style style:name="gr15" style:family="graphic" style:parent-style-name="standard">
      <style:graphic-properties svg:stroke-width="0.025cm" draw:marker-start-width="0.237cm" draw:marker-end-width="0.237cm" draw:fill="solid" draw:fill-color="#c0c0c0" draw:textarea-horizontal-align="justify" draw:textarea-vertical-align="middle" draw:auto-grow-height="false" fo:padding-top="0.137cm" fo:padding-bottom="0.137cm" fo:padding-left="0.262cm" fo:padding-right="0.262cm"/>
    </style:style>
    <style:style style:name="gr16" style:family="graphic" style:parent-style-name="standard">
      <style:graphic-properties svg:stroke-width="0.025cm" draw:marker-start-width="0.237cm" draw:marker-end-width="0.237cm" draw:textarea-horizontal-align="justify" draw:textarea-vertical-align="middle" draw:auto-grow-height="false" fo:padding-top="0.137cm" fo:padding-bottom="0.137cm" fo:padding-left="0.262cm" fo:padding-right="0.262cm"/>
    </style:style>
    <style:style style:name="gr17" style:family="graphic" style:parent-style-name="standard">
      <style:graphic-properties draw:stroke="dash" draw:stroke-dash="Ultrafine_20_Dashed"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gr20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1.27cm" svg:height="1.27cm" svg:x="6.91cm" svg:y="4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1.27cm" svg:height="1.27cm" svg:x="9.79cm" svg:y="4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3" draw:layer="layout" svg:width="1.27cm" svg:height="1.27cm" svg:x="12.69cm" svg:y="4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8.18cm" svg:y1="4.675cm" svg:x2="9.79cm" svg:y2="4.71cm" draw:start-shape="id1" draw:start-glue-point="10" draw:end-shape="id2" draw:end-glue-point="6" svg:d="m8180 4675c1209 0 404 35 1610 35">
          <text:p/>
        </draw:connector>
        <draw:connector draw:style-name="gr3" draw:text-style-name="P1" draw:layer="layout" draw:type="curve" svg:x1="11.06cm" svg:y1="4.71cm" svg:x2="12.69cm" svg:y2="4.715cm" draw:start-shape="id2" draw:start-glue-point="10" draw:end-shape="id3" draw:end-glue-point="6" svg:d="m11060 4710c1224 0 409 5 1630 5">
          <text:p/>
        </draw:connector>
      </draw:page>
      <draw:page draw:name="page2" draw:style-name="dp1" draw:master-page-name="Default">
        <draw:custom-shape draw:style-name="gr2" draw:text-style-name="P1" draw:id="id7" draw:layer="layout" svg:width="1.27cm" svg:height="1.27cm" svg:x="10.01cm" svg:y="6.2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8" draw:layer="layout" svg:width="1.27cm" svg:height="1.27cm" svg:x="12.91cm" svg:y="6.2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4" draw:layer="layout" svg:width="1.27cm" svg:height="1.27cm" svg:x="7.14cm" svg:y="3.5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5" draw:layer="layout" svg:width="1.27cm" svg:height="1.27cm" svg:x="10.02cm" svg:y="3.6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6" draw:layer="layout" svg:width="1.27cm" svg:height="1.27cm" svg:x="12.92cm" svg:y="3.6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8.41cm" svg:y1="4.206cm" svg:x2="10.02cm" svg:y2="4.241cm" draw:start-shape="id4" draw:start-glue-point="10" draw:end-shape="id5" draw:end-glue-point="6" svg:d="m8410 4206c1209 0 404 35 1610 35">
          <text:p/>
        </draw:connector>
        <draw:connector draw:style-name="gr3" draw:text-style-name="P1" draw:layer="layout" draw:type="curve" svg:x1="11.29cm" svg:y1="4.241cm" svg:x2="12.92cm" svg:y2="4.246cm" draw:start-shape="id5" draw:start-glue-point="10" draw:end-shape="id6" draw:end-glue-point="6" svg:d="m11290 4241c1224 0 409 5 1630 5">
          <text:p/>
        </draw:connector>
        <draw:connector draw:style-name="gr3" draw:text-style-name="P1" draw:layer="layout" draw:type="curve" svg:x1="10.655cm" svg:y1="4.876cm" svg:x2="10.645cm" svg:y2="6.296cm" draw:start-shape="id5" draw:start-glue-point="8" draw:end-shape="id7" draw:end-glue-point="4" svg:d="m10655 4876c0 1066-10 357-10 1420">
          <text:p/>
        </draw:connector>
        <draw:connector draw:style-name="gr3" draw:text-style-name="P1" draw:layer="layout" draw:type="curve" svg:x1="11.28cm" svg:y1="6.931cm" svg:x2="12.91cm" svg:y2="6.931cm" draw:start-shape="id7" draw:start-glue-point="10" draw:end-shape="id8" draw:end-glue-point="6" svg:d="m11280 6931h1630">
          <text:p/>
        </draw:connector>
      </draw:page>
      <draw:page draw:name="page3" draw:style-name="dp1" draw:master-page-name="Default">
        <draw:custom-shape draw:style-name="gr2" draw:text-style-name="P1" draw:id="id12" draw:layer="layout" svg:width="1.27cm" svg:height="1.27cm" svg:x="8.895cm" svg:y="6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3" draw:layer="layout" svg:width="1.27cm" svg:height="1.27cm" svg:x="11.895cm" svg:y="6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9" draw:layer="layout" svg:width="1.27cm" svg:height="1.27cm" svg:x="6.025cm" svg:y="4.0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0" draw:layer="layout" svg:width="1.27cm" svg:height="1.27cm" svg:x="8.905cm" svg:y="4.0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1" draw:layer="layout" svg:width="1.27cm" svg:height="1.27cm" svg:x="11.805cm" svg:y="4.0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7.295cm" svg:y1="4.691cm" svg:x2="8.905cm" svg:y2="4.726cm" draw:start-shape="id9" draw:start-glue-point="10" draw:end-shape="id10" draw:end-glue-point="6" svg:d="m7295 4691c1209 0 404 35 1610 35">
          <text:p/>
        </draw:connector>
        <draw:connector draw:style-name="gr3" draw:text-style-name="P1" draw:layer="layout" draw:type="curve" svg:x1="10.175cm" svg:y1="4.726cm" svg:x2="11.805cm" svg:y2="4.731cm" draw:start-shape="id10" draw:start-glue-point="10" draw:end-shape="id11" draw:end-glue-point="6" svg:d="m10175 4726c1224 0 409 5 1630 5">
          <text:p/>
        </draw:connector>
        <draw:connector draw:style-name="gr3" draw:text-style-name="P1" draw:layer="layout" draw:type="curve" svg:x1="9.54cm" svg:y1="5.361cm" svg:x2="9.53cm" svg:y2="6.681cm" draw:start-shape="id10" draw:start-glue-point="8" draw:end-shape="id12" draw:end-glue-point="4" svg:d="m9540 5361c0 991-10 332-10 1320">
          <text:p/>
        </draw:connector>
        <draw:connector draw:style-name="gr3" draw:text-style-name="P1" draw:layer="layout" draw:type="curve" svg:x1="10.165cm" svg:y1="7.316cm" svg:x2="11.895cm" svg:y2="7.316cm" draw:start-shape="id12" draw:start-glue-point="10" draw:end-shape="id13" draw:end-glue-point="6" svg:d="m10165 7316h1730">
          <text:p/>
        </draw:connector>
        <draw:custom-shape draw:style-name="gr2" draw:text-style-name="P1" draw:id="id14" draw:layer="layout" svg:width="1.27cm" svg:height="1.27cm" svg:x="14.395cm" svg:y="5.1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3.075cm" svg:y1="4.731cm" svg:x2="14.395cm" svg:y2="5.816cm" draw:start-shape="id11" draw:start-glue-point="10" draw:end-shape="id14" draw:end-glue-point="6" svg:d="m13075 4731 1320 1085">
          <text:p/>
        </draw:connector>
        <draw:connector draw:style-name="gr3" draw:text-style-name="P1" draw:layer="layout" draw:type="line" svg:x1="13.165cm" svg:y1="7.316cm" svg:x2="14.395cm" svg:y2="5.816cm" draw:start-shape="id13" draw:start-glue-point="10" draw:end-shape="id14" draw:end-glue-point="6" svg:d="m13165 7316 1230-1500">
          <text:p/>
        </draw:connector>
      </draw:page>
      <draw:page draw:name="page4" draw:style-name="dp1" draw:master-page-name="Default">
        <draw:custom-shape draw:style-name="gr4" draw:text-style-name="P1" draw:layer="layout" svg:width="1.922cm" svg:height="0.958cm" svg:x="3.305cm" svg:y="5.39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922cm" svg:height="0.958cm" svg:x="5.227cm" svg:y="5.39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922cm" svg:height="0.958cm" svg:x="9.071cm" svg:y="5.393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921cm" svg:height="0.958cm" svg:x="10.993cm" svg:y="5.39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922cm" svg:height="0.958cm" svg:x="14.836cm" svg:y="5.39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922cm" svg:height="0.958cm" svg:x="16.758cm" svg:y="5.393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5.868cm" svg:y1="5.804cm" svg:x2="9.071cm" svg:y2="5.804cm">
          <text:p/>
        </draw:line>
        <draw:line draw:style-name="gr6" draw:text-style-name="P1" draw:layer="layout" svg:x1="11.633cm" svg:y1="5.804cm" svg:x2="14.836cm" svg:y2="5.804cm">
          <text:p/>
        </draw:line>
        <draw:line draw:style-name="gr7" draw:text-style-name="P1" draw:layer="layout" svg:x1="18.68cm" svg:y1="5.393cm" svg:x2="16.758cm" svg:y2="6.215cm">
          <text:p/>
        </draw:line>
        <draw:custom-shape draw:style-name="gr4" draw:text-style-name="P1" draw:layer="layout" svg:width="1.922cm" svg:height="0.958cm" svg:x="9.071cm" svg:y="3.775cm">
          <text:p text:style-name="P1">val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921cm" svg:height="0.958cm" svg:x="10.993cm" svg:y="3.775cm">
          <text:p text:style-name="P1">ptr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4" draw:text-style-name="P1" draw:layer="layout" svg:width="1.878cm" svg:height="1.021cm" svg:x="3.518cm" svg:y="3.21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879cm" svg:height="1.021cm" svg:x="5.396cm" svg:y="3.21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757cm" svg:height="1.021cm" svg:x="3.518cm" svg:y="4.2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757cm" svg:height="1.459cm" svg:x="3.518cm" svg:y="5.256cm">
          <text:p text:style-name="P1">mods:</text:p>
          <text:p text:style-name="P1">-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879cm" svg:height="1.021cm" svg:x="9.153cm" svg:y="3.213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878cm" svg:height="1.021cm" svg:x="11.032cm" svg:y="3.21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757cm" svg:height="1.021cm" svg:x="9.153cm" svg:y="4.2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757cm" svg:height="1.459cm" svg:x="9.153cm" svg:y="5.256cm">
          <text:p text:style-name="P1">mods:</text:p>
          <text:p text:style-name="P1">val (v1) = 20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878cm" svg:height="1.021cm" svg:x="14.789cm" svg:y="3.21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878cm" svg:height="1.021cm" svg:x="16.667cm" svg:y="3.21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756cm" svg:height="1.021cm" svg:x="14.789cm" svg:y="4.2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756cm" svg:height="1.459cm" svg:x="14.789cm" svg:y="5.256cm">
          <text:p text:style-name="P1">mods:</text:p>
          <text:p text:style-name="P1">-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6.022cm" svg:y1="3.651cm" svg:x2="9.153cm" svg:y2="3.651cm">
          <text:p/>
        </draw:line>
        <draw:line draw:style-name="gr11" draw:text-style-name="P1" draw:layer="layout" svg:x1="11.658cm" svg:y1="3.651cm" svg:x2="14.789cm" svg:y2="3.651cm">
          <text:p/>
        </draw:line>
        <draw:line draw:style-name="gr11" draw:text-style-name="P1" draw:layer="layout" svg:x1="11.032cm" svg:y1="4.802cm" svg:x2="7.275cm" svg:y2="4.802cm">
          <text:p/>
        </draw:line>
        <draw:line draw:style-name="gr11" draw:text-style-name="P1" draw:layer="layout" svg:x1="16.751cm" svg:y1="4.802cm" svg:x2="12.994cm" svg:y2="4.802cm">
          <text:p/>
        </draw:line>
        <draw:line draw:style-name="gr7" draw:text-style-name="P1" draw:layer="layout" svg:x1="7.275cm" svg:y1="4.251cm" svg:x2="3.518cm" svg:y2="5.264cm">
          <text:p/>
        </draw:line>
        <draw:line draw:style-name="gr7" draw:text-style-name="P1" draw:layer="layout" svg:x1="18.545cm" svg:y1="3.213cm" svg:x2="16.667cm" svg:y2="4.089cm">
          <text:p/>
        </draw:line>
      </draw:page>
      <draw:page draw:name="page6" draw:style-name="dp1" draw:master-page-name="Default">
        <draw:g>
          <draw:custom-shape draw:style-name="gr4" draw:text-style-name="P1" draw:layer="layout" svg:width="1.878cm" svg:height="1.021cm" svg:x="1.4cm" svg:y="2.304cm">
            <text:p text:style-name="P1">1</text:p>
            <draw:enhanced-geometry svg:viewBox="0 0 21600 21600" draw:type="rectangle" draw:enhanced-path="M 0 0 L 21600 0 21600 21600 0 21600 0 0 Z N"/>
          </draw:custom-shape>
          <draw:custom-shape draw:style-name="gr8" draw:text-style-name="P1" draw:id="id19" draw:layer="layout" svg:width="1.879cm" svg:height="1.021cm" svg:x="3.278cm" svg:y="2.3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3.757cm" svg:height="1.022cm" svg:x="1.4cm" svg:y="3.33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id="id17" draw:layer="layout" svg:width="3.757cm" svg:height="1.459cm" svg:x="1.4cm" svg:y="4.347cm">
            <text:p text:style-name="P1">Mods:</text:p>
            <text:p text:style-name="P1">ptr (v2)</text:p>
            <draw:enhanced-geometry svg:viewBox="0 0 21600 21600" draw:type="rectangle" draw:enhanced-path="M 0 0 L 21600 0 21600 21600 0 21600 0 0 Z N"/>
          </draw:custom-shape>
          <draw:custom-shape draw:style-name="gr12" draw:text-style-name="P1" draw:id="id20" draw:layer="layout" svg:width="1.878cm" svg:height="1.021cm" svg:x="9.047cm" svg:y="1.635cm">
            <text:p text:style-name="P1">2</text:p>
            <draw:enhanced-geometry svg:viewBox="0 0 21600 21600" draw:type="rectangle" draw:enhanced-path="M 0 0 L 21600 0 21600 21600 0 21600 0 0 Z N"/>
          </draw:custom-shape>
          <draw:custom-shape draw:style-name="gr13" draw:text-style-name="P1" draw:id="id23" draw:layer="layout" svg:width="1.879cm" svg:height="1.021cm" svg:x="10.925cm" svg:y="1.63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id="id15" draw:layer="layout" svg:width="3.757cm" svg:height="1.021cm" svg:x="9.047cm" svg:y="2.66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3.757cm" svg:height="1.459cm" svg:x="9.047cm" svg:y="3.678cm">
            <text:p text:style-name="P1">Mods:</text:p>
            <text:p text:style-name="P1">val (v1) = 20</text:p>
            <draw:enhanced-geometry svg:viewBox="0 0 21600 21600" draw:type="rectangle" draw:enhanced-path="M 0 0 L 21600 0 21600 21600 0 21600 0 0 Z N"/>
          </draw:custom-shape>
          <draw:custom-shape draw:style-name="gr16" draw:text-style-name="P1" draw:id="id22" draw:layer="layout" svg:width="1.879cm" svg:height="1.021cm" svg:x="16.393cm" svg:y="5.085cm">
            <text:p text:style-name="P1">3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878cm" svg:height="1.021cm" svg:x="18.272cm" svg:y="5.08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id="id24" draw:layer="layout" svg:width="3.757cm" svg:height="1.022cm" svg:x="16.393cm" svg:y="6.11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.757cm" svg:height="1.459cm" svg:x="16.393cm" svg:y="7.129cm">
            <text:p text:style-name="P1">Mods:</text:p>
            <text:p text:style-name="P1">-</text:p>
            <draw:enhanced-geometry svg:viewBox="0 0 21600 21600" draw:type="rectangle" draw:enhanced-path="M 0 0 L 21600 0 21600 21600 0 21600 0 0 Z N"/>
          </draw:custom-shape>
          <draw:line draw:style-name="gr7" draw:text-style-name="P1" draw:id="id16" draw:layer="layout" svg:x1="5.157cm" svg:y1="3.341cm" svg:x2="1.4cm" svg:y2="4.354cm">
            <text:p/>
          </draw:line>
          <draw:line draw:style-name="gr7" draw:text-style-name="P1" draw:layer="layout" svg:x1="20.15cm" svg:y1="5.085cm" svg:x2="18.272cm" svg:y2="5.961cm">
            <text:p/>
          </draw:line>
          <draw:connector draw:style-name="gr6" draw:text-style-name="P1" draw:layer="layout" svg:x1="9.047cm" svg:y1="3.174cm" svg:x2="5.157cm" svg:y2="3.848cm" draw:start-shape="id15" draw:start-glue-point="3" draw:end-shape="id16" draw:end-glue-point="1" svg:d="m9047 3174h-1951v674h-1939">
            <text:p/>
          </draw:connector>
          <draw:custom-shape draw:style-name="gr16" draw:text-style-name="P1" draw:id="id18" draw:layer="layout" svg:width="1.878cm" svg:height="1.021cm" svg:x="9.141cm" svg:y="5.782cm">
            <text:p text:style-name="P1">200</text:p>
            <draw:enhanced-geometry svg:viewBox="0 0 21600 21600" draw:type="rectangle" draw:enhanced-path="M 0 0 L 21600 0 21600 21600 0 21600 0 0 Z N"/>
          </draw:custom-shape>
          <draw:custom-shape draw:style-name="gr8" draw:text-style-name="P1" draw:id="id21" draw:layer="layout" svg:width="1.879cm" svg:height="1.021cm" svg:x="11.019cm" svg:y="5.78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id="id25" draw:layer="layout" svg:width="3.757cm" svg:height="1.022cm" svg:x="9.141cm" svg:y="6.74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.757cm" svg:height="1.459cm" svg:x="9.141cm" svg:y="7.756cm">
            <text:p text:style-name="P1">Mods:</text:p>
            <text:p text:style-name="P1">-</text:p>
            <draw:enhanced-geometry svg:viewBox="0 0 21600 21600" draw:type="rectangle" draw:enhanced-path="M 0 0 L 21600 0 21600 21600 0 21600 0 0 Z N"/>
          </draw:custom-shape>
          <draw:connector draw:style-name="gr6" draw:text-style-name="P1" draw:layer="layout" svg:x1="5.157cm" svg:y1="5.076cm" svg:x2="9.141cm" svg:y2="6.292cm" draw:start-shape="id17" draw:start-glue-point="1" draw:end-shape="id18" draw:end-glue-point="3" svg:d="m5157 5076h1986v1216h1998">
            <text:p/>
          </draw:connector>
          <draw:connector draw:style-name="gr6" draw:text-style-name="P1" draw:layer="layout" svg:x1="5.157cm" svg:y1="2.814cm" svg:x2="9.047cm" svg:y2="2.145cm" draw:start-shape="id19" draw:start-glue-point="1" draw:end-shape="id20" draw:end-glue-point="3" svg:d="m5157 2814h1951v-669h1939">
            <text:p/>
          </draw:connector>
          <draw:connector draw:style-name="gr6" draw:text-style-name="P1" draw:layer="layout" svg:x1="12.898cm" svg:y1="6.292cm" svg:x2="16.393cm" svg:y2="5.595cm" draw:start-shape="id21" draw:start-glue-point="1" draw:end-shape="id22" draw:end-glue-point="3" svg:d="m12898 6292h1747v-697h1748">
            <text:p/>
          </draw:connector>
          <draw:connector draw:style-name="gr6" draw:text-style-name="P1" draw:layer="layout" svg:x1="12.804cm" svg:y1="2.145cm" svg:x2="17.332cm" svg:y2="5.085cm" draw:start-shape="id23" draw:start-glue-point="1" draw:end-shape="id22" draw:end-glue-point="0" svg:d="m12804 2145h4528v2940">
            <text:p/>
          </draw:connector>
          <draw:connector draw:style-name="gr6" draw:text-style-name="P1" draw:layer="layout" svg:x1="16.393cm" svg:y1="6.625cm" svg:x2="12.898cm" svg:y2="7.252cm" draw:start-shape="id24" draw:start-glue-point="3" draw:end-shape="id25" draw:end-glue-point="1" svg:d="m16393 6625h-1742v627h-1753">
            <text:p/>
          </draw:connector>
          <draw:connector draw:style-name="gr6" draw:text-style-name="P1" draw:layer="layout" svg:x1="9.141cm" svg:y1="7.252cm" svg:x2="3.278cm" svg:y2="5.806cm" draw:start-shape="id25" draw:start-glue-point="3" draw:end-shape="id17" draw:end-glue-point="2" svg:d="m9141 7252h-5863v-1446">
            <text:p/>
          </draw:connector>
        </draw:g>
      </draw:page>
      <draw:page draw:name="page7" draw:style-name="dp1" draw:master-page-name="Default">
        <draw:custom-shape draw:style-name="gr4" draw:text-style-name="P1" draw:id="id26" draw:layer="layout" svg:width="1.27cm" svg:height="1.27cm" svg:x="10.652cm" svg:y="3.106cm">
          <text:p text:style-name="P1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id="id27" draw:layer="layout" svg:width="1.27cm" svg:height="1.27cm" svg:x="9.047cm" svg:y="5.646cm">
          <text:p text:style-name="P1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id="id29" draw:layer="layout" svg:width="1.27cm" svg:height="1.27cm" svg:x="12.527cm" svg:y="5.546cm">
          <text:p text:style-name="P1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type="curve" draw:line-skew="0.42cm" svg:x1="10.652cm" svg:y1="3.741cm" svg:x2="9.047cm" svg:y2="6.281cm" draw:start-shape="id26" draw:start-glue-point="6" draw:end-shape="id27" draw:end-glue-point="6" svg:d="m10652 3741c-2529 0-1726 2540-1605 2540">
          <text:p/>
        </draw:connector>
        <draw:custom-shape draw:style-name="gr4" draw:text-style-name="P1" draw:id="id28" draw:layer="layout" svg:width="1.27cm" svg:height="1.27cm" svg:x="7.212cm" svg:y="8.721cm">
          <text:p text:style-name="P1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type="curve" draw:line-skew="0.407cm" svg:x1="9.047cm" svg:y1="6.281cm" svg:x2="7.212cm" svg:y2="9.356cm" draw:start-shape="id27" draw:start-glue-point="6" draw:end-shape="id28" draw:end-glue-point="6" svg:d="m9047 6281c-2893 0-1976 3075-1835 3075">
          <text:p/>
        </draw:connector>
        <draw:connector draw:style-name="gr17" draw:text-style-name="P1" draw:layer="layout" draw:type="curve" draw:line-skew="-0.319cm" svg:x1="10.131cm" svg:y1="6.73cm" svg:x2="13.162cm" svg:y2="6.816cm" draw:start-shape="id27" draw:start-glue-point="9" draw:end-shape="id29" draw:end-glue-point="8" svg:d="m10131 6730c0 553 3031 510 3031 86">
          <text:p/>
        </draw:connector>
        <draw:connector draw:style-name="gr18" draw:text-style-name="P1" draw:layer="layout" draw:type="line" svg:x1="10.838cm" svg:y1="4.19cm" svg:x2="9.682cm" svg:y2="5.646cm" draw:start-shape="id26" draw:start-glue-point="7" draw:end-shape="id27" draw:end-glue-point="4" svg:d="m10838 4190-1156 1456">
          <text:p/>
        </draw:connector>
        <draw:connector draw:style-name="gr18" draw:text-style-name="P1" draw:layer="layout" draw:type="line" svg:x1="9.233cm" svg:y1="6.73cm" svg:x2="7.847cm" svg:y2="8.721cm" draw:start-shape="id27" draw:start-glue-point="7" draw:end-shape="id28" draw:end-glue-point="4" svg:d="m9233 6730-1386 1991">
          <text:p/>
        </draw:connector>
        <draw:connector draw:style-name="gr18" draw:text-style-name="P1" draw:layer="layout" draw:type="line" svg:x1="11.736cm" svg:y1="4.19cm" svg:x2="12.713cm" svg:y2="5.732cm" draw:start-shape="id26" draw:start-glue-point="9" draw:end-shape="id29" draw:end-glue-point="5" svg:d="m11736 4190 977 1542">
          <text:p/>
        </draw:connector>
        <draw:connector draw:style-name="gr17" draw:text-style-name="P1" draw:layer="layout" draw:type="curve" draw:line-skew="-0.177cm" svg:x1="13.797cm" svg:y1="6.181cm" svg:x2="11.922cm" svg:y2="3.741cm" draw:start-shape="id29" draw:start-glue-point="10" draw:end-shape="id26" draw:end-glue-point="10" svg:d="m13797 6181c487 0 1425-2440-1875-2440">
          <text:p/>
        </draw:connector>
        <draw:connector draw:style-name="gr17" draw:text-style-name="P1" draw:layer="layout" draw:type="line" svg:x1="10.241cm" svg:y1="1.608cm" svg:x2="11.287cm" svg:y2="3.106cm" draw:end-shape="id26" draw:end-glue-point="4" svg:d="m10241 1608 1046 1498">
          <text:p/>
        </draw:connector>
        <draw:connector draw:style-name="gr17" draw:text-style-name="P1" draw:layer="layout" draw:type="line" svg:x1="11.736cm" svg:y1="3.292cm" svg:x2="12.774cm" svg:y2="1.608cm" draw:start-shape="id26" draw:start-glue-point="11" svg:d="m11736 3292 1038-1684">
          <text:p/>
        </draw:connector>
        <draw:connector draw:style-name="gr17" draw:text-style-name="P1" draw:layer="layout" draw:type="curve" draw:line-skew="0.676cm" svg:x1="8.458cm" svg:y1="9.326cm" svg:x2="9.682cm" svg:y2="6.916cm" draw:end-shape="id27" draw:end-glue-point="8" svg:d="m8458 9326c0-417 1224 788 1224-2410">
          <text:p/>
        </draw:connector>
      </draw:page>
      <draw:page draw:name="page8" draw:style-name="dp1" draw:master-page-name="Default">
        <draw:custom-shape draw:style-name="gr4" draw:text-style-name="P1" draw:layer="layout" svg:width="10.795cm" svg:height="8.89cm" svg:x="5.445cm" svg:y="1.635cm">
          <text:p text:style-name="P2"><text:span text:style-name="T1">Part</text:span> A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1" draw:layer="layout" svg:width="6.985cm" svg:height="4.445cm" svg:x="8.785cm" svg:y="6.08cm">
          <text:p text:style-name="P1">Part B</text:p>
          <draw:enhanced-geometry svg:viewBox="0 0 21600 21600" draw:glue-points="10800 0 ?f1 10800 0 21600 10800 21600 21600 21600 ?f7 10800" draw:text-areas="?f1 10800 ?f2 18000 ?f3 7200 ?f4 21600" draw:type="isosceles-triangle" draw:modifiers="11028.159034247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9" draw:style-name="dp1" draw:master-page-name="Default">
        <draw:custom-shape draw:style-name="gr5" draw:text-style-name="P1" draw:id="id30" draw:layer="layout" svg:width="1.544cm" svg:height="1.633cm" svg:x="10.306cm" svg:y="2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id="id31" draw:layer="layout" svg:width="1.544cm" svg:height="1.633cm" svg:x="10.306cm" svg:y="6.1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id="id32" draw:layer="layout" svg:width="1.544cm" svg:height="1.633cm" svg:x="10.306cm" svg:y="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id="id33" draw:layer="layout" svg:width="1.544cm" svg:height="1.633cm" svg:x="10.306cm" svg:y="12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" draw:layer="layout" draw:type="curve" svg:x1="10.532cm" svg:y1="4.299cm" svg:x2="10.306cm" svg:y2="6.987cm" draw:start-shape="id30" draw:start-glue-point="7" draw:end-shape="id31" draw:end-glue-point="6" svg:d="m10532 4299c-1090 0-977 2688-226 2688">
          <text:p/>
        </draw:connector>
        <draw:connector draw:style-name="gr20" draw:text-style-name="P1" draw:layer="layout" draw:type="curve" svg:x1="11.624cm" svg:y1="4.299cm" svg:x2="11.85cm" svg:y2="6.987cm" draw:start-shape="id30" draw:start-glue-point="9" draw:end-shape="id31" draw:end-glue-point="10" svg:d="m11624 4299c1092 0 979 2688 226 2688">
          <text:p/>
        </draw:connector>
        <draw:connector draw:style-name="gr20" draw:text-style-name="P1" draw:layer="layout" draw:type="curve" svg:x1="10.532cm" svg:y1="7.565cm" svg:x2="10.306cm" svg:y2="10.252cm" draw:start-shape="id31" draw:start-glue-point="7" draw:end-shape="id32" draw:end-glue-point="6" svg:d="m10532 7565c-1090 0-977 2687-226 2687">
          <text:p/>
        </draw:connector>
        <draw:connector draw:style-name="gr20" draw:text-style-name="P1" draw:layer="layout" draw:type="curve" svg:x1="11.624cm" svg:y1="7.565cm" svg:x2="11.85cm" svg:y2="10.252cm" draw:start-shape="id31" draw:start-glue-point="9" draw:end-shape="id32" draw:end-glue-point="10" svg:d="m11624 7565c1092 0 979 2687 226 2687">
          <text:p/>
        </draw:connector>
        <draw:connector draw:style-name="gr20" draw:text-style-name="P1" draw:layer="layout" draw:type="curve" svg:x1="10.532cm" svg:y1="10.83cm" svg:x2="10.306cm" svg:y2="13.518cm" draw:start-shape="id32" draw:start-glue-point="7" draw:end-shape="id33" draw:end-glue-point="6" svg:d="m10532 10830c-1090 0-977 2688-226 2688">
          <text:p/>
        </draw:connector>
        <draw:connector draw:style-name="gr20" draw:text-style-name="P1" draw:layer="layout" draw:type="curve" svg:x1="11.624cm" svg:y1="10.83cm" svg:x2="11.85cm" svg:y2="13.518cm" draw:start-shape="id32" draw:start-glue-point="9" draw:end-shape="id33" draw:end-glue-point="10" svg:d="m11624 10830c1092 0 979 2688 226 268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025cm" fo:padding-bottom="0.125cm" fo:padding-left="0.152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.33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orm </meta:initial-creator>
    <meta:creation-date>2012-02-12T23:57:38</meta:creation-date>
    <dc:date>2012-02-19T16:56:29</dc:date>
    <dc:creator>orm </dc:creator>
    <meta:editing-duration>PT03H05M10S</meta:editing-duration>
    <meta:editing-cycles>13</meta:editing-cycles>
    <meta:generator>OpenOffice.org/3.2$Linux OpenOffice.org_project/320m12$Build-9483</meta:generator>
    <meta:document-statistic meta:object-count="107"/>
  </office:meta>
</office:document-meta>
</file>